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 draw:shadow="hidden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1cm" svg:stroke-color="#000000" draw:marker-start-width="0.35cm" draw:marker-end-width="0.35cm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no-wrap" draw:shadow="hidden"/>
    </style:style>
    <style:style style:name="gr9" style:family="graphic" style:parent-style-name="objectwithoutfill">
      <style:graphic-properties draw:stroke="dash" draw:stroke-dash="Ultrafine_20_Dashed" draw:marker-end="Arrowheads_20_1" draw:marker-end-width="0.3cm" draw:fill="none" draw:textarea-vertical-align="middle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start="Arrow" draw:marker-start-width="0.3cm" draw:marker-end="Circle" draw:marker-end-width="0.3cm" draw:fill="solid" draw:fill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6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ff00ff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008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979cm"/>
    </style:style>
    <style:style style:name="gr2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draw:marker-start="Arrow" draw:marker-start-width="0.3cm" draw:marker-end="Square_20_45" draw:marker-end-width="0.3cm" draw:fill="solid" draw:fill-color="#000000" draw:textarea-vertical-align="middle"/>
    </style:style>
    <style:style style:name="gr23" style:family="graphic" style:parent-style-name="standard">
      <style:graphic-properties draw:fill="solid" draw:fill-color="#4b1f6f" draw:textarea-vertical-align="middle" draw:auto-grow-height="false" fo:min-height="0.749cm" fo:min-width="0.499cm"/>
    </style:style>
    <style:style style:name="gr24" style:family="graphic" style:parent-style-name="standard">
      <style:graphic-properties draw:fill="none" draw:fill-color="#e6e6ff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fo:min-height="0.476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draw:stroke-dash="Ultrafine_20_Dashed" draw:fill="solid"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="none" fo:min-height="0.396cm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gr30" style:family="graphic" style:parent-style-name="standard">
      <style:graphic-properties draw:fill="solid" draw:fill-color="#579d1c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font-size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3.26cm" svg:height="8.072cm" svg:x="2.544cm" svg:y="3.333cm">
          <draw:text-box>
            <text:p>A modest proposal to improve conversation authoring in E-Adventure</text:p>
            <text:p/>
            <text:p>Goal:</text:p>
            <text:p>- make authoring simple conversations as easy as possible</text:p>
            <text:p>- make simple conversations easily modifiable into more complex ones</text:p>
            <text:p/>
            <text:p>Method:</text:p>
            <text:p>- remove arrows; most conversations are very simple trees, not graphs</text:p>
            <text:p>- present paths through a conversation (“conversation paths”) with minimal clutter</text:p>
            <text:p>- use drag&amp;drop to alter all structure</text:p>
            <text:p>- allow collapse&amp;expand of bits of conversation</text:p>
          </draw:text-box>
        </draw:frame>
      </draw:page>
      <draw:page draw:name="page2" draw:style-name="dp1" draw:master-page-name="Default">
        <draw:connector draw:style-name="gr2" draw:text-style-name="P1" draw:layer="layout" draw:type="lines" svg:x1="22.4cm" svg:y1="3.266cm" svg:x2="22.506cm" svg:y2="12.184cm" draw:start-shape="id1" draw:start-glue-point="2" draw:end-shape="id2" draw:end-glue-point="0" svg:d="m22400 3266v642l106 7725v551">
          <text:p/>
        </draw:connector>
        <draw:connector draw:style-name="gr2" draw:text-style-name="P1" draw:layer="layout" draw:type="lines" svg:x1="15.908cm" svg:y1="11.068cm" svg:x2="16.069cm" svg:y2="17.503cm" draw:start-shape="id3" draw:start-glue-point="2" draw:end-shape="id4" draw:end-glue-point="0" svg:d="m15908 11068v501l161 5382v552">
          <text:p/>
        </draw:connector>
        <draw:custom-shape draw:style-name="gr3" draw:text-style-name="P1" xml:id="id5" draw:id="id5" draw:layer="layout" svg:width="2.225cm" svg:height="1.007cm" svg:x="1.287cm" svg:y="3.933cm">
          <text:p text:style-name="P1">A1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xml:id="id6" draw:id="id6" draw:layer="layout" svg:width="2.225cm" svg:height="1.007cm" svg:x="1.287cm" svg:y="5.711cm">
          <text:p text:style-name="P1">B1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xml:id="id7" draw:id="id7" draw:layer="layout" svg:width="2.225cm" svg:height="1.007cm" svg:x="1.287cm" svg:y="8.147cm">
          <text:p text:style-name="P1">A2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xml:id="id8" draw:id="id8" draw:layer="layout" svg:width="2.225cm" svg:height="1.007cm" svg:x="1.24cm" svg:y="9.972cm">
          <text:p text:style-name="P1">A3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xml:id="id9" draw:id="id9" draw:layer="layout" svg:width="2.225cm" svg:height="1.007cm" svg:x="1.24cm" svg:y="12.195cm">
          <text:p text:style-name="P1">B2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xml:id="id10" draw:id="id10" draw:layer="layout" svg:width="2.225cm" svg:height="1.007cm" svg:x="1.217cm" svg:y="13.999cm">
          <text:p text:style-name="P1">A4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xml:id="id11" draw:id="id11" draw:layer="layout" svg:width="2.225cm" svg:height="1.007cm" svg:x="6.017cm" svg:y="3.112cm">
          <text:p text:style-name="P1">B1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xml:id="id12" draw:id="id12" draw:layer="layout" svg:width="2.225cm" svg:height="1.007cm" svg:x="6.064cm" svg:y="6.509cm">
          <text:p text:style-name="P1">A2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xml:id="id13" draw:id="id13" draw:layer="layout" svg:width="2.225cm" svg:height="1.007cm" svg:x="9.014cm" svg:y="6.461cm">
          <text:p text:style-name="P1">A3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" draw:text-style-name="P1" draw:layer="layout" draw:type="lines" svg:x1="2.399cm" svg:y1="4.94cm" svg:x2="2.399cm" svg:y2="5.711cm" draw:start-shape="id5" draw:start-glue-point="2" draw:end-shape="id6" draw:end-glue-point="0" svg:d="m2399 4940v642-373 502">
          <text:p/>
        </draw:connector>
        <draw:connector draw:style-name="gr2" draw:text-style-name="P1" draw:layer="layout" draw:type="lines" svg:x1="2.399cm" svg:y1="6.718cm" svg:x2="2.399cm" svg:y2="8.147cm" draw:start-shape="id6" draw:start-glue-point="2" draw:end-shape="id7" draw:end-glue-point="0" svg:d="m2399 6718v642 285 502">
          <text:p/>
        </draw:connector>
        <draw:connector draw:style-name="gr2" draw:text-style-name="P1" draw:layer="layout" draw:type="lines" svg:x1="2.399cm" svg:y1="9.154cm" svg:x2="2.352cm" svg:y2="9.972cm" draw:start-shape="id7" draw:start-glue-point="2" draw:end-shape="id8" draw:end-glue-point="0" svg:d="m2399 9154v642l-47-326v502">
          <text:p/>
        </draw:connector>
        <draw:connector draw:style-name="gr2" draw:text-style-name="P1" draw:layer="layout" draw:type="lines" svg:x1="2.352cm" svg:y1="10.979cm" svg:x2="2.352cm" svg:y2="12.195cm" draw:start-shape="id8" draw:start-glue-point="2" draw:end-shape="id9" draw:end-glue-point="0" svg:d="m2352 10979v642 72 502">
          <text:p/>
        </draw:connector>
        <draw:connector draw:style-name="gr2" draw:text-style-name="P1" draw:layer="layout" draw:type="lines" svg:x1="2.352cm" svg:y1="13.202cm" svg:x2="2.329cm" svg:y2="13.999cm" draw:start-shape="id9" draw:start-glue-point="2" draw:end-shape="id10" draw:end-glue-point="0" svg:d="m2352 13202v642l-23-347v502">
          <text:p/>
        </draw:connector>
        <draw:connector draw:style-name="gr2" draw:text-style-name="P1" draw:layer="layout" draw:type="lines" svg:x1="7.129cm" svg:y1="4.119cm" svg:x2="7.176cm" svg:y2="6.509cm" draw:start-shape="id11" draw:start-glue-point="2" draw:end-shape="id12" draw:end-glue-point="0" svg:d="m7129 4119v642l47 1246v502">
          <text:p/>
        </draw:connector>
        <draw:connector draw:style-name="gr2" draw:text-style-name="P1" draw:layer="layout" draw:type="lines" svg:x1="7.129cm" svg:y1="4.119cm" svg:x2="10.126cm" svg:y2="6.461cm" draw:start-shape="id11" draw:start-glue-point="2" draw:end-shape="id13" draw:end-glue-point="0" svg:d="m7129 4119v642l2997 1198v502">
          <text:p/>
        </draw:connector>
        <draw:frame draw:style-name="gr1" draw:layer="layout" svg:width="3.563cm" svg:height="0.962cm" svg:x="1.194cm" svg:y="16.554cm">
          <draw:text-box>
            <text:p>Linear flow</text:p>
          </draw:text-box>
        </draw:frame>
        <draw:frame draw:style-name="gr1" draw:layer="layout" svg:width="6.2cm" svg:height="0.962cm" svg:x="5.504cm" svg:y="7.916cm">
          <draw:text-box>
            <text:p>Fork <text:span text:style-name="T1">(user chooses one)</text:span></text:p>
          </draw:text-box>
        </draw:frame>
        <draw:custom-shape draw:style-name="gr5" draw:text-style-name="P1" draw:layer="layout" svg:width="2.599cm" svg:height="1.288cm" svg:x="5.831cm" svg:y="4.309cm">
          <text:p text:style-name="P1"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" draw:id="id14" draw:layer="layout" svg:width="2.225cm" svg:height="1.007cm" svg:x="6.81cm" svg:y="10.434cm">
          <text:p text:style-name="P1">B1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xml:id="id15" draw:id="id15" draw:layer="layout" svg:width="2.225cm" svg:height="1.007cm" svg:x="6.811cm" svg:y="14.604cm">
          <text:p text:style-name="P1">A2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xml:id="id16" draw:id="id16" draw:layer="layout" svg:width="2.225cm" svg:height="1.007cm" svg:x="9.761cm" svg:y="14.556cm">
          <text:p text:style-name="P1">A3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" draw:text-style-name="P1" draw:layer="layout" draw:type="lines" svg:x1="7.922cm" svg:y1="11.441cm" svg:x2="7.923cm" svg:y2="14.604cm" draw:start-shape="id14" draw:start-glue-point="2" draw:end-shape="id15" draw:end-glue-point="0" svg:d="m7922 11441v642l1 2019v502">
          <text:p/>
        </draw:connector>
        <draw:connector draw:style-name="gr2" draw:text-style-name="P1" draw:layer="layout" draw:type="lines" svg:x1="7.922cm" svg:y1="11.441cm" svg:x2="10.873cm" svg:y2="14.556cm" draw:start-shape="id14" draw:start-glue-point="2" draw:end-shape="id16" draw:end-glue-point="0" svg:d="m7922 11441v642l2951 1971v502">
          <text:p/>
        </draw:connector>
        <draw:frame draw:style-name="gr1" draw:layer="layout" svg:width="6.776cm" svg:height="0.962cm" svg:x="6.065cm" svg:y="16.198cm">
          <draw:text-box>
            <text:p>Fork <text:span text:style-name="T1">(chooses among true)</text:span></text:p>
          </draw:text-box>
        </draw:frame>
        <draw:custom-shape draw:style-name="gr5" draw:text-style-name="P1" draw:layer="layout" svg:width="2.599cm" svg:height="1.288cm" svg:x="6.625cm" svg:y="11.983cm">
          <text:p text:style-name="P1"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3.114cm" svg:height="0.679cm" svg:x="6.277cm" svg:y="13.273cm">
          <text:p text:style-name="P1">a.b &gt;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114cm" svg:height="0.679cm" svg:x="9.554cm" svg:y="13.249cm">
          <text:p text:style-name="P1">a.b &gt;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7" draw:id="id17" draw:layer="layout" svg:width="2.225cm" svg:height="1.007cm" svg:x="12.712cm" svg:y="2.684cm">
          <text:p text:style-name="P1">A2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xml:id="id19" draw:id="id19" draw:layer="layout" svg:width="2.225cm" svg:height="1.007cm" svg:x="15.475cm" svg:y="2.683cm">
          <text:p text:style-name="P1">A3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layer="layout" svg:width="2.297cm" svg:height="0.962cm" svg:x="14.12cm" svg:y="6.479cm">
          <draw:text-box>
            <text:p>Merge</text:p>
          </draw:text-box>
        </draw:frame>
        <draw:custom-shape draw:style-name="gr4" draw:text-style-name="P1" xml:id="id18" draw:id="id18" draw:layer="layout" svg:width="2.225cm" svg:height="1.007cm" svg:x="13.955cm" svg:y="5.218cm">
          <text:p text:style-name="P1">B1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" draw:text-style-name="P1" draw:layer="layout" draw:type="lines" svg:x1="13.824cm" svg:y1="3.691cm" svg:x2="15.067cm" svg:y2="5.218cm" draw:start-shape="id17" draw:start-glue-point="2" draw:end-shape="id18" svg:d="m13824 3691v642l1243 383v502">
          <text:p/>
        </draw:connector>
        <draw:connector draw:style-name="gr2" draw:text-style-name="P1" draw:layer="layout" draw:type="lines" svg:x1="16.587cm" svg:y1="3.69cm" svg:x2="15.067cm" svg:y2="5.218cm" draw:start-shape="id19" draw:start-glue-point="2" draw:end-shape="id18" draw:end-glue-point="0" svg:d="m16587 3690v642l-1520 384v502">
          <text:p/>
        </draw:connector>
        <draw:frame draw:style-name="gr1" draw:layer="layout" svg:width="4.024cm" svg:height="0.962cm" svg:x="14.725cm" svg:y="18.793cm">
          <draw:text-box>
            <text:p>Loop &amp; Alias</text:p>
          </draw:text-box>
        </draw:frame>
        <draw:custom-shape draw:style-name="gr4" draw:text-style-name="P1" xml:id="id20" draw:id="id20" draw:layer="layout" svg:width="2.225cm" svg:height="1.007cm" svg:x="18.377cm" svg:y="17.415cm">
          <text:p text:style-name="P1">B2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xml:id="id22" draw:id="id22" draw:layer="layout" svg:width="2.225cm" svg:height="1.007cm" svg:x="14.863cm" svg:y="11.205cm">
          <text:p text:style-name="P1">B1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3.114cm" svg:height="0.679cm" svg:x="14.47cm" svg:y="16.105cm">
          <text:p text:style-name="P1">n &lt;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16.044cm" svg:y1="14.296cm" svg:x2="19.489cm" svg:y2="17.415cm" draw:end-shape="id20" draw:end-glue-point="0" svg:d="m16044 14296v0l3445 2617v502">
          <text:p/>
        </draw:connector>
        <draw:custom-shape draw:style-name="gr5" draw:text-style-name="P1" draw:layer="layout" svg:width="2.484cm" svg:height="1.303cm" svg:x="14.818cm" svg:y="14.8cm">
          <text:p text:style-name="P1"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3.114cm" svg:height="0.679cm" svg:x="17.817cm" svg:y="16.104cm">
          <text:p text:style-name="P1">n ==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225cm" svg:height="1.007cm" svg:x="14.932cm" svg:y="13.5cm">
          <text:p text:style-name="P1">A2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3.114cm" svg:height="0.679cm" svg:x="14.469cm" svg:y="12.544cm">
          <text:p text:style-name="P1">n = n+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4.473cm" svg:height="0.962cm" svg:x="21.477cm" svg:y="13.43cm">
          <draw:text-box>
            <text:p>Loop unrolling</text:p>
          </draw:text-box>
        </draw:frame>
        <draw:custom-shape draw:style-name="gr4" draw:text-style-name="P1" xml:id="id1" draw:id="id1" draw:layer="layout" svg:width="2.225cm" svg:height="1.007cm" svg:x="21.288cm" svg:y="2.259cm">
          <text:p text:style-name="P1">B1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2.225cm" svg:height="1.007cm" svg:x="21.357cm" svg:y="4.554cm">
          <text:p text:style-name="P1">A2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3.114cm" svg:height="0.679cm" svg:x="20.894cm" svg:y="3.598cm">
          <text:p text:style-name="P1">n =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1" draw:id="id21" draw:layer="layout" svg:width="2.225cm" svg:height="1.007cm" svg:x="24.987cm" svg:y="12.075cm">
          <text:p text:style-name="P1">B2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xml:id="id23" draw:id="id23" draw:layer="layout" svg:width="2.225cm" svg:height="1.007cm" svg:x="21.309cm" svg:y="5.958cm">
          <text:p text:style-name="P1">B1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3.114cm" svg:height="0.679cm" svg:x="20.916cm" svg:y="10.858cm">
          <text:p text:style-name="P1">n &lt;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22.49cm" svg:y1="9.049cm" svg:x2="26.099cm" svg:y2="12.075cm" draw:end-shape="id21" draw:end-glue-point="0" svg:d="m22490 9049v0l3609 2524v502">
          <text:p/>
        </draw:connector>
        <draw:custom-shape draw:style-name="gr5" draw:text-style-name="P1" draw:layer="layout" svg:width="2.484cm" svg:height="1.303cm" svg:x="21.264cm" svg:y="9.553cm">
          <text:p text:style-name="P1">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3.114cm" svg:height="0.679cm" svg:x="24.545cm" svg:y="10.904cm">
          <text:p text:style-name="P1">n ==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225cm" svg:height="1.007cm" svg:x="21.378cm" svg:y="8.253cm">
          <text:p text:style-name="P1">A2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3.114cm" svg:height="0.679cm" svg:x="20.915cm" svg:y="7.297cm">
          <text:p text:style-name="P1">n = n+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3" draw:id="id3" draw:layer="layout" svg:width="3.114cm" svg:height="0.679cm" svg:x="14.351cm" svg:y="10.389cm">
          <text:p text:style-name="P1">n =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4" draw:id="id4" draw:layer="layout" svg:width="2.225cm" svg:height="1.007cm" svg:x="14.957cm" svg:y="17.503cm">
          <text:p text:style-name="P1">B1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9" draw:text-style-name="P1" draw:layer="layout" draw:type="curve" svg:x1="14.957cm" svg:y1="18.006cm" svg:x2="14.863cm" svg:y2="11.708cm" draw:start-shape="id4" draw:start-glue-point="3" draw:end-shape="id22" draw:end-glue-point="3" svg:d="m14957 18006c-927 0-880-6298-94-6298">
          <text:p/>
        </draw:connector>
        <draw:custom-shape draw:style-name="gr8" draw:text-style-name="P1" xml:id="id2" draw:id="id2" draw:layer="layout" svg:width="2.225cm" svg:height="1.007cm" svg:x="21.394cm" svg:y="12.184cm">
          <text:p text:style-name="P1">B1</text:p>
          <draw:enhanced-geometry svg:viewBox="0 0 21600 21600" draw:mirror-horizontal="false" draw:mirror-vertical="false" draw:text-areas="800 800 20800 20800" draw:type="round-rectangular-callout" draw:modifiers="-213.477088948787 24621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9" draw:text-style-name="P1" draw:layer="layout" draw:type="curve" svg:x1="21.394cm" svg:y1="12.687cm" svg:x2="21.309cm" svg:y2="6.461cm" draw:start-shape="id2" draw:start-glue-point="3" draw:end-shape="id23" draw:end-glue-point="3" svg:d="m21394 12687c-913 0-871-6226-85-6226">
          <text:p/>
        </draw:connector>
        <draw:frame draw:style-name="gr1" draw:layer="layout" svg:width="10.196cm" svg:height="0.962cm" svg:x="1.297cm" svg:y="1.628cm">
          <draw:text-box>
            <text:p>A first attempt at a visual language</text:p>
          </draw:text-box>
        </draw:frame>
      </draw:page>
      <draw:page draw:name="page3" draw:style-name="dp1" draw:master-page-name="Default">
        <draw:custom-shape draw:style-name="gr10" draw:text-style-name="P1" draw:layer="layout" svg:width="4.918cm" svg:height="2.444cm" svg:x="11.516cm" svg:y="7.8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918cm" svg:height="3.434cm" svg:x="3.63cm" svg:y="7.8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18.705cm" svg:height="0.962cm" svg:x="3.373cm" svg:y="1.716cm">
          <draw:text-box>
            <text:p>A second attempt: implicit structure; <text:span text:style-name="T2">placement defines relation</text:span></text:p>
          </draw:text-box>
        </draw:frame>
        <draw:custom-shape draw:style-name="gr11" draw:text-style-name="P1" draw:layer="layout" svg:width="3.577cm" svg:height="0.669cm" svg:x="4.403cm" svg:y="9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77cm" svg:height="0.669cm" svg:x="4.403cm" svg:y="10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4.947cm" svg:height="1.436cm" svg:x="3.613cm" svg:y="6.253cm">
          <draw:text-box>
            <text:p>Sequence<text:line-break/><text:span text:style-name="T3">of lines after each other</text:span></text:p>
          </draw:text-box>
        </draw:frame>
        <draw:custom-shape draw:style-name="gr11" draw:text-style-name="P1" draw:layer="layout" svg:width="3.577cm" svg:height="0.669cm" svg:x="12.394cm" svg:y="8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77cm" svg:height="0.669cm" svg:x="12.394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6.852cm" svg:height="1.474cm" svg:x="10.794cm" svg:y="6.311cm">
          <draw:text-box>
            <text:p>Choice<text:line-break/><text:span text:style-name="T4">something outside of main path</text:span></text:p>
          </draw:text-box>
        </draw:frame>
        <draw:line draw:style-name="gr12" draw:text-style-name="P1" draw:layer="layout" svg:x1="6.945cm" svg:y1="12.084cm" svg:x2="6.945cm" svg:y2="10.558cm">
          <text:p/>
        </draw:line>
        <draw:custom-shape draw:style-name="gr11" draw:text-style-name="P1" draw:layer="layout" svg:width="3.577cm" svg:height="0.669cm" svg:x="4.403cm" svg:y="8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5.747cm" svg:height="1.536cm" svg:x="7.865cm" svg:y="11.762cm">
          <draw:text-box>
            <text:p><text:span text:style-name="T1">… </text:span><text:span text:style-name="T1">drag a line outside to</text:span></text:p>
            <text:p><text:span text:style-name="T1">transform into ...</text:span></text:p>
          </draw:text-box>
        </draw:frame>
        <draw:custom-shape draw:style-name="gr14" draw:text-style-name="P3" draw:layer="layout" svg:width="3.577cm" svg:height="0.669cm" svg:x="4.145cm" svg:y="16.416cm">
          <text:p text:style-name="P1"><text:span text:style-name="T3">lin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577cm" svg:height="0.669cm" svg:x="4.145cm" svg:y="14.6cm">
          <text:p text:style-name="P1"><text:span text:style-name="T3">gu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3.577cm" svg:height="0.669cm" svg:x="4.145cm" svg:y="15.485cm">
          <text:p text:style-name="P1"><text:span text:style-name="T3">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3.742cm" svg:y="8.29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1" draw:layer="layout" svg:width="0.631cm" svg:height="0.596cm" svg:x="3.742cm" svg:y="9.25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1" draw:layer="layout" svg:width="0.631cm" svg:height="0.596cm" svg:x="3.742cm" svg:y="10.22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7" draw:text-style-name="P1" draw:layer="layout" svg:width="0.631cm" svg:height="0.596cm" svg:x="11.754cm" svg:y="8.1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1" draw:layer="layout" svg:width="0.631cm" svg:height="0.596cm" svg:x="11.754cm" svg:y="9.07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9" draw:layer="layout" svg:width="13.231cm" svg:height="2.229cm" svg:x="11.626cm" svg:y="9.724cm">
          <draw:text-box>
            <text:p><text:line-break/></text:p>
            <text:p><text:span text:style-name="T1"/></text:p>
          </draw:text-box>
        </draw:frame>
        <draw:frame draw:style-name="gr1" draw:layer="layout" svg:width="18.405cm" svg:height="4.268cm" svg:x="8.382cm" svg:y="13.876cm">
          <draw:text-box>
            <text:p>Visual encodings</text:p>
            <text:p><text:span text:style-name="T1">- guard: game-state condition to be met (otherwise unreachable)</text:span></text:p>
            <text:p><text:span text:style-name="T1">- effect: game-state change (when reached); default effect is “end of conversation”</text:span></text:p>
            <text:p><text:span text:style-name="T1">- line: something said/thought by an actor</text:span></text:p>
            <text:p><text:span text:style-name="T1">- path: a linear sequence of conversation</text:span></text:p>
            <text:p><text:span text:style-name="T1">- box: indicates containment</text:span></text:p>
            <text:p><text:span text:style-name="T1">- choice rail: indicates choice </text:span></text:p>
          </draw:text-box>
        </draw:frame>
        <draw:custom-shape draw:style-name="gr11" draw:text-style-name="P1" draw:layer="layout" svg:width="3.577cm" svg:height="0.669cm" svg:x="12.394cm" svg:y="10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1.754cm" svg:y="10.57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3" draw:text-style-name="P2" draw:layer="layout" svg:width="8.376cm" svg:height="1.536cm" svg:x="19.491cm" svg:y="11.891cm">
          <draw:text-box>
            <text:p><text:span text:style-name="T1">… </text:span><text:span text:style-name="T1">add lines to right of existing ones</text:span><text:span text:style-name="T1"><text:line-break/></text:span><text:span text:style-name="T1">to indicate a change of context ...</text:span></text:p>
          </draw:text-box>
        </draw:frame>
        <draw:custom-shape draw:style-name="gr20" draw:text-style-name="P1" draw:layer="layout" svg:width="4.918cm" svg:height="2.444cm" svg:x="2.942cm" svg:y="17.322cm">
          <text:p text:style-name="P1"><text:span text:style-name="T3">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9.425cm" svg:height="2.444cm" svg:x="19.275cm" svg:y="7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77cm" svg:height="0.669cm" svg:x="20.153cm" svg:y="8.1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77cm" svg:height="0.669cm" svg:x="20.153cm" svg:y="9.0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9.513cm" svg:y="8.14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1" draw:layer="layout" svg:width="0.631cm" svg:height="0.596cm" svg:x="19.513cm" svg:y="9.05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" draw:text-style-name="P1" draw:layer="layout" svg:width="3.577cm" svg:height="0.669cm" svg:x="20.153cm" svg:y="10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9.513cm" svg:y="10.55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" draw:layer="layout" svg:width="9.278cm" svg:height="1.474cm" svg:x="18.451cm" svg:y="6.286cm">
          <draw:text-box>
            <text:p>Vignette<text:line-break/><text:span text:style-name="T4">narrative change of context (= new column)</text:span></text:p>
          </draw:text-box>
        </draw:frame>
        <draw:custom-shape draw:style-name="gr11" draw:text-style-name="P1" draw:layer="layout" svg:width="3.577cm" svg:height="0.669cm" svg:x="24.96cm" svg:y="8.1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24.32cm" svg:y="8.11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1" draw:text-style-name="P1" draw:layer="layout" svg:width="0.114cm" svg:height="2.519cm" svg:x="11.585cm" svg:y="8.893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" draw:layer="layout" svg:x1="25.875cm" svg:y1="8.191cm" svg:x2="25.875cm" svg:y2="6.665cm">
          <text:p/>
        </draw:line>
        <draw:frame draw:style-name="gr1" draw:layer="layout" svg:width="13.109cm" svg:height="1.787cm" svg:x="8.877cm" svg:y="18.213cm">
          <draw:text-box>
            <text:p><text:span text:style-name="T4">Used to indicate that line is “aliased”, that is,</text:span><text:span text:style-name="T4"><text:line-break/></text:span><text:span text:style-name="T4">exists elsewhere in conversation, possibly due </text:span><text:span text:style-name="T4"><text:line-break/></text:span><text:span text:style-name="T4">to unrolling; different colors can be used for different unrollings</text:span></text:p>
          </draw:text-box>
        </draw:frame>
        <draw:custom-shape draw:style-name="gr23" draw:text-style-name="P1" draw:layer="layout" svg:width="0.585cm" svg:height="0.611cm" svg:x="8.468cm" svg:y="18.23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4" draw:text-style-name="P1" draw:layer="layout" svg:width="2.37cm" svg:height="2.444cm" svg:x="1.268cm" svg:y="14.638cm">
          <text:p text:style-name="P1"><text:span text:style-name="T3">box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114cm" svg:height="2.519cm" svg:x="19.319cm" svg:y="8.947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114cm" svg:height="2.519cm" svg:x="1.349cm" svg:y="17.362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" draw:layer="layout" svg:width="1.188cm" svg:height="0.726cm" svg:x="1.426cm" svg:y="18.25cm">
          <draw:text-box>
            <text:p text:style-name="P1"><text:span text:style-name="T3">rail</text:span></text:p>
          </draw:text-box>
        </draw:frame>
      </draw:page>
      <draw:page draw:name="page4" draw:style-name="dp1" draw:master-page-name="Default">
        <draw:frame draw:style-name="gr1" draw:layer="layout" svg:width="9.413cm" svg:height="0.878cm" svg:x="3.078cm" svg:y="2.162cm">
          <draw:text-box>
            <text:p><text:span text:style-name="T5">choice tree sample &amp; path selection</text:span></text:p>
          </draw:text-box>
        </draw:frame>
        <draw:custom-shape draw:style-name="gr10" draw:text-style-name="P1" draw:layer="layout" svg:width="9.425cm" svg:height="2.444cm" svg:x="2.987cm" svg:y="3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577cm" svg:height="0.669cm" svg:x="3.865cm" svg:y="4.122cm">
          <text:p text:style-name="P1"><text:span text:style-name="T6">A fine day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577cm" svg:height="0.669cm" svg:x="3.865cm" svg:y="5.06cm">
          <text:p text:style-name="P1"><text:span text:style-name="T6">Yes it is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3.225cm" svg:y="4.13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1" draw:layer="layout" svg:width="0.631cm" svg:height="0.596cm" svg:x="3.225cm" svg:y="5.04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3.828cm" svg:y="6.451cm">
          <text:p text:style-name="P1"><text:span text:style-name="T6">No it is not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3.17cm" svg:y="6.46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8.672cm" svg:y="4.095cm">
          <text:p text:style-name="P1"><text:span text:style-name="T6">Are you sur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8.032cm" svg:y="4.10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8.553cm" svg:y="7.403cm">
          <text:p text:style-name="P1"><text:span text:style-name="T6">Why do you say tha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7.938cm" svg:y="7.4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8.659cm" svg:y="5.114cm">
          <text:p text:style-name="P1"><text:span text:style-name="T6">I really think t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8.019cm" svg:y="5.0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8.566cm" svg:y="8.31cm">
          <text:p text:style-name="P1"><text:span text:style-name="T6">Just having a bad 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7.926cm" svg:y="8.29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8.583cm" svg:y="9.523cm">
          <text:p text:style-name="P1"><text:span text:style-name="T6">I hate yo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7.943cm" svg:y="9.50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8.582cm" svg:y="9.522cm">
          <text:p text:style-name="P1"><text:span text:style-name="T6">I hate yo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7.942cm" svg:y="9.50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8.636cm" svg:y="6.417cm">
          <text:p text:style-name="P1"><text:span text:style-name="T6">I hate yo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7.996cm" svg:y="6.39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8.635cm" svg:y="6.416cm">
          <text:p text:style-name="P1"><text:span text:style-name="T6">Ok, it's not so fine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7.995cm" svg:y="6.39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polygon draw:style-name="gr26" draw:text-style-name="P1" draw:layer="layout" svg:width="2.865cm" svg:height="9.865cm" draw:transform="rotate (-1.5707963267949) translate (12.787cm 6.33899999999999cm)" svg:viewBox="0 0 2866 9866" draw:points="0,9830 2866,9830 2866,0 937,0 937,5071 37,5071 37,9866">
          <text:p/>
        </draw:polygon>
        <draw:custom-shape draw:style-name="gr10" draw:text-style-name="P1" draw:layer="layout" svg:width="9.425cm" svg:height="2.444cm" svg:x="14.69cm" svg:y="3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577cm" svg:height="0.669cm" svg:x="15.568cm" svg:y="4.047cm">
          <text:p text:style-name="P1"><text:span text:style-name="T6">A fine day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577cm" svg:height="0.669cm" svg:x="15.568cm" svg:y="4.985cm">
          <text:p text:style-name="P1"><text:span text:style-name="T6">No it is not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4.928cm" svg:y="4.05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1" draw:layer="layout" svg:width="0.631cm" svg:height="0.596cm" svg:x="14.928cm" svg:y="4.96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15.531cm" svg:y="6.376cm">
          <text:p text:style-name="P1"><text:span text:style-name="T6">Yes it is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4.873cm" svg:y="6.39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20.356cm" svg:y="7.272cm">
          <text:p text:style-name="P1"><text:span text:style-name="T6">Are you sur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9.716cm" svg:y="7.28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20.311cm" svg:y="4.223cm">
          <text:p text:style-name="P1"><text:span text:style-name="T6">Why do you say tha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9.696cm" svg:y="4.23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20.343cm" svg:y="8.291cm">
          <text:p text:style-name="P1"><text:span text:style-name="T6">I really think t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9.703cm" svg:y="8.27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20.324cm" svg:y="5.13cm">
          <text:p text:style-name="P1"><text:span text:style-name="T6">Just having a bad 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9.684cm" svg:y="5.1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20.341cm" svg:y="6.343cm">
          <text:p text:style-name="P1"><text:span text:style-name="T6">I hate yo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9.701cm" svg:y="6.32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20.34cm" svg:y="6.342cm">
          <text:p text:style-name="P1"><text:span text:style-name="T6">I hate yo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9.7cm" svg:y="6.32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20.32cm" svg:y="9.594cm">
          <text:p text:style-name="P1"><text:span text:style-name="T6">I hate yo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9.68cm" svg:y="9.57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.577cm" svg:height="0.669cm" svg:x="20.319cm" svg:y="9.593cm">
          <text:p text:style-name="P1"><text:span text:style-name="T6">Ok, it's not so fine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9.679cm" svg:y="9.5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polygon draw:style-name="gr26" draw:text-style-name="P1" draw:layer="layout" svg:width="2.865cm" svg:height="9.865cm" draw:transform="rotate (-1.5707963267949) translate (24.49cm 6.26399999999999cm)" svg:viewBox="0 0 2866 9866" draw:points="0,9830 2866,9830 2866,0 937,0 937,5071 37,5071 37,9866">
          <text:p/>
        </draw:polygon>
        <draw:frame draw:style-name="gr13" draw:text-style-name="P2" draw:layer="layout" svg:width="10.637cm" svg:height="2.471cm" svg:x="11.136cm" svg:y="10.898cm">
          <draw:text-box>
            <text:p><text:span text:style-name="T1">… </text:span><text:span text:style-name="T1">double click on a choice (“</text:span><text:span text:style-name="T7">No it is not!</text:span><text:span text:style-name="T1">”) to </text:span><text:span text:style-name="T1"><text:line-break/></text:span><text:span text:style-name="T1">choose as main path or unroll …</text:span></text:p>
            <text:p><text:span text:style-name="T1"/></text:p>
            <text:p><text:span text:style-name="T1">collapse trees using '+','-'</text:span></text:p>
          </draw:text-box>
        </draw:frame>
        <draw:custom-shape draw:style-name="gr21" draw:text-style-name="P1" draw:layer="layout" svg:width="0.062cm" svg:height="2.196cm" svg:x="7.845cm" svg:y="4.988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062cm" svg:height="2.196cm" svg:x="7.789cm" svg:y="8.147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062cm" svg:height="2.196cm" svg:x="3.085cm" svg:y="4.95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062cm" svg:height="2.196cm" svg:x="14.789cm" svg:y="4.968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062cm" svg:height="2.196cm" svg:x="19.548cm" svg:y="4.968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062cm" svg:height="2.196cm" svg:x="19.585cm" svg:y="8.073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10" draw:text-style-name="P1" draw:layer="layout" svg:width="22.431cm" svg:height="3.434cm" svg:x="3.758cm" svg:y="5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4.969cm" svg:y="6.342cm">
          <text:p text:style-name="P4"><text:span text:style-name="T8">Donde me debo colocar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4.343cm" svg:y="6.47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4.969cm" svg:y="7.265cm">
          <text:p text:style-name="P4"><text:span text:style-name="T8">Delante del pac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4.343cm" svg:y="7.29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0.35cm" svg:y="6.222cm">
          <text:p text:style-name="P4"><text:span text:style-name="T8">¿Y los brazo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9.72cm" svg:y="6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1" draw:layer="layout" svg:width="0.631cm" svg:height="0.596cm" svg:x="9.72cm" svg:y="7.26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0.35cm" svg:y="7.265cm">
          <text:p text:style-name="P4"><text:span text:style-name="T8">Rectos, 2cm bajo coraz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5.776cm" svg:y="6.20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6.431cm" svg:y="6.187cm">
          <text:p text:style-name="P4"><text:span text:style-name="T8">¿Cuántas compresione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5.776cm" svg:y="7.26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6.431cm" svg:y="7.265cm">
          <text:p text:style-name="P4"><text:span text:style-name="T8">30 con cad. de 100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21.337cm" svg:y="6.17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22.01cm" svg:y="6.158cm">
          <text:p text:style-name="P4"><text:span text:style-name="T8">¡Estupendo! Estás lis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0.131cm" svg:height="6.546cm" svg:x="4.068cm" svg:y="7.266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0.131cm" svg:height="6.545cm" svg:x="9.459cm" svg:y="7.217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0.131cm" svg:height="6.546cm" svg:x="15.425cm" svg:y="7.271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22.194cm" svg:height="1.673cm" svg:x="1.781cm" svg:y="1.246cm">
          <draw:text-box>
            <text:p>Real-world example: a simple multi-choice conversation in comic-book format</text:p>
            <text:p/>
          </draw:text-box>
        </draw:frame>
        <draw:custom-shape draw:style-name="gr18" draw:text-style-name="P1" draw:layer="layout" svg:width="0.631cm" svg:height="0.596cm" svg:x="4.343cm" svg:y="9.4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4.969cm" svg:y="9.408cm">
          <text:p text:style-name="P1"><text:span text:style-name="T8">Detrás del pac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4.969cm" svg:y="10.326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0.35cm" svg:y="9.381cm">
          <text:p text:style-name="P1"><text:span text:style-name="T8">Encima del coraz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9.72cm" svg:y="9.4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6" draw:text-style-name="P5" draw:layer="layout" svg:width="3.577cm" svg:height="0.669cm" svg:x="10.35cm" svg:y="10.318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6.431cm" svg:y="9.426cm">
          <text:p text:style-name="P1"><text:span text:style-name="T8">30 con cad. de 30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5.776cm" svg:y="9.45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6" draw:text-style-name="P5" draw:layer="layout" svg:width="3.577cm" svg:height="0.669cm" svg:x="16.431cm" svg:y="10.363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4.343cm" svg:y="12.1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4.969cm" svg:y="12.103cm">
          <text:p text:style-name="P1"><text:span text:style-name="T8">Junto al pac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4.969cm" svg:y="13.101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9.72cm" svg:y="12.13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0.35cm" svg:y="12.101cm">
          <text:p text:style-name="P1"><text:span text:style-name="T8">Rectos, 2cm encima coraz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10.35cm" svg:y="13.019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5.776cm" svg:y="12.1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6.431cm" svg:y="12.097cm">
          <text:p text:style-name="P1"><text:span text:style-name="T8">100 con cad. de 100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16.431cm" svg:y="13.015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6" draw:layer="layout" svg:width="10.648cm" svg:height="2.615cm" svg:x="1.589cm" svg:y="15.754cm">
          <draw:text-box>
            <text:p text:style-name="P6"><text:span text:style-name="T8">“</text:span><text:span text:style-name="T8">bad-choice” effect would include a return to previous conversation step + logging. Visual encoding of “return-to-previous” is the little backwards-facing arrow</text:span></text:p>
            <text:p text:style-name="P6"><text:span text:style-name="T8"/></text:p>
            <text:p text:style-name="P6"><text:span text:style-name="T8">The existence of vignettes allows the use of arrows to indicate an unambiguous “back” action</text:span></text:p>
          </draw:text-box>
        </draw:frame>
        <draw:custom-shape draw:style-name="gr29" draw:text-style-name="P1" draw:layer="layout" svg:width="0.661cm" svg:height="0.349cm" svg:x="8.873cm" svg:y="16.646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8.137cm" svg:y="13.265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8.137cm" svg:y="10.527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13.557cm" svg:y="10.489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13.52cm" svg:y="13.191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19.658cm" svg:y="10.508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19.639cm" svg:y="13.209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page6" draw:style-name="dp1" draw:master-page-name="Default">
        <draw:custom-shape draw:style-name="gr10" draw:text-style-name="P1" draw:layer="layout" svg:width="4.646cm" svg:height="12.24cm" svg:x="10.528cm" svg:y="5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1.514cm" svg:height="0.105cm" svg:x="10.474cm" svg:y="7.29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1.362cm" svg:y="6.388cm">
          <text:p text:style-name="P1"><text:span text:style-name="T8">Donde me debo colocar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0.562cm" svg:y="6.46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1.362cm" svg:y="7.705cm">
          <text:p text:style-name="P1"><text:span text:style-name="T8">Delante del pac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0.562cm" svg:y="7.70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5.24cm" svg:y="7.705cm">
          <text:p text:style-name="P1"><text:span text:style-name="T8">Detrás del pac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9.13cm" svg:y="7.705cm">
          <text:p text:style-name="P1"><text:span text:style-name="T8">Junto al pac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19.13cm" svg:y="8.703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15.24cm" svg:y="8.623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1.362cm" svg:y="9.621cm">
          <text:p text:style-name="P1"><text:span text:style-name="T8">¿Y los brazo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0.562cm" svg:y="9.6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5.24cm" svg:y="10.959cm">
          <text:p text:style-name="P1"><text:span text:style-name="T8">Encima del coraz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0.562cm" svg:y="10.93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9.13cm" svg:y="10.959cm">
          <text:p text:style-name="P1"><text:span text:style-name="T8">Rectos, 2cm encima coraz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1.362cm" svg:y="10.918cm">
          <text:p text:style-name="P1"><text:span text:style-name="T8">Rectos, 2cm bajo coraz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15.24cm" svg:y="11.896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19.13cm" svg:y="11.877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0.562cm" svg:y="12.9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1" draw:text-style-name="P1" draw:layer="layout" svg:width="11.514cm" svg:height="0.105cm" svg:x="10.514cm" svg:y="10.58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1.362cm" svg:y="12.912cm">
          <text:p text:style-name="P1"><text:span text:style-name="T8">¿Cuántas compresione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5.24cm" svg:y="14.313cm">
          <text:p text:style-name="P1"><text:span text:style-name="T8">30 con cad. de 30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0.562cm" svg:y="14.29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9.13cm" svg:y="14.313cm">
          <text:p text:style-name="P1"><text:span text:style-name="T8">100 con cad. de 100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1.362cm" svg:y="14.272cm">
          <text:p text:style-name="P1"><text:span text:style-name="T8">30 con cad. de 100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15.24cm" svg:y="15.25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19.13cm" svg:y="15.231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0.562cm" svg:y="16.28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1.362cm" svg:y="16.266cm">
          <text:p text:style-name="P1"><text:span text:style-name="T8">¡Estupendo! Estás lis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1.514cm" svg:height="0.105cm" svg:x="10.615cm" svg:y="13.87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14.133cm" svg:height="2.224cm" svg:x="3.18cm" svg:y="1.959cm">
          <draw:text-box>
            <text:p>Compact representation (reads like movie script)</text:p>
            <text:p><text:span text:style-name="T1">- <text:s/>transposes columns and rows</text:span><text:line-break/><text:span text:style-name="T9">- </text:span><text:span text:style-name="T7">rails</text:span><text:span text:style-name="T1"> continue marking choice points</text:span></text:p>
          </draw:text-box>
        </draw:frame>
        <draw:custom-shape draw:style-name="gr29" draw:text-style-name="P1" draw:layer="layout" svg:width="0.661cm" svg:height="0.349cm" svg:x="18.388cm" svg:y="8.799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22.357cm" svg:y="8.817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18.314cm" svg:y="12.088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22.357cm" svg:y="12.069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22.338cm" svg:y="15.358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18.443cm" svg:y="15.376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page7" draw:style-name="dp1" draw:master-page-name="Default">
        <draw:custom-shape draw:style-name="gr10" draw:text-style-name="P1" draw:layer="layout" svg:width="4.646cm" svg:height="14.628cm" svg:x="11.876cm" svg:y="3.6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1.514cm" svg:height="0.105cm" svg:x="12.662cm" svg:y="4.92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2.71cm" svg:y="4.022cm">
          <text:p text:style-name="P1"><text:span text:style-name="T8">Donde me debo colocar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1.91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2.71cm" svg:y="5.339cm">
          <text:p text:style-name="P1"><text:span text:style-name="T8">Delante del pac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1.91cm" svg:y="5.33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6.588cm" svg:y="5.339cm">
          <text:p text:style-name="P1"><text:span text:style-name="T8">Detrás del pac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20.478cm" svg:y="5.339cm">
          <text:p text:style-name="P1"><text:span text:style-name="T8">Junto al pac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20.478cm" svg:y="6.337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6.714cm" svg:y="7.231cm">
          <text:p text:style-name="P1"><text:span text:style-name="T8">¿Y los brazo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1.91cm" svg:y="7.33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6.588cm" svg:y="12.002cm">
          <text:p text:style-name="P1"><text:span text:style-name="T8">Encima del coraz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1.91cm" svg:y="11.98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20.478cm" svg:y="12.002cm">
          <text:p text:style-name="P1"><text:span text:style-name="T8">Rectos, 2cm encima coraz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2.71cm" svg:y="11.961cm">
          <text:p text:style-name="P1"><text:span text:style-name="T8">Rectos, 2cm bajo coraz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16.588cm" svg:y="12.939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20.478cm" svg:y="12.92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1.91cm" svg:y="13.97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1" draw:text-style-name="P1" draw:layer="layout" svg:width="11.514cm" svg:height="0.105cm" svg:x="12.702cm" svg:y="8.21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2.71cm" svg:y="13.955cm">
          <text:p text:style-name="P1"><text:span text:style-name="T8">¿Cuántas compresione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6.588cm" svg:y="15.356cm">
          <text:p text:style-name="P1"><text:span text:style-name="T8">30 con cad. de 30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1.91cm" svg:y="15.33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20.478cm" svg:y="15.356cm">
          <text:p text:style-name="P1"><text:span text:style-name="T8">100 con cad. de 100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2.71cm" svg:y="15.315cm">
          <text:p text:style-name="P1"><text:span text:style-name="T8">30 con cad. de 100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16.588cm" svg:y="16.293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20.478cm" svg:y="16.274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1.91cm" svg:y="17.3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2.71cm" svg:y="17.309cm">
          <text:p text:style-name="P1"><text:span text:style-name="T8">¡Estupendo! Estás lis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1.514cm" svg:height="0.105cm" svg:x="12.803cm" svg:y="11.5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1.514cm" svg:height="0.105cm" svg:x="12.731cm" svg:y="14.9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12.679cm" svg:y="6.305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2.735cm" svg:y="8.652cm">
          <text:p text:style-name="P1"><text:span text:style-name="T8">Junto al pac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631cm" svg:height="0.596cm" svg:x="11.935cm" svg:y="8.65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5" draw:layer="layout" svg:width="3.577cm" svg:height="0.669cm" svg:x="16.613cm" svg:y="8.652cm">
          <text:p text:style-name="P1"><text:span text:style-name="T8">Detrás del pac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20.503cm" svg:y="8.652cm">
          <text:p text:style-name="P1"><text:span text:style-name="T8">Delante del pac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20.503cm" svg:y="9.65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577cm" svg:height="0.669cm" svg:x="16.613cm" svg:y="9.57cm">
          <text:p text:style-name="P1"><text:span text:style-name="T8">bad-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577cm" svg:height="0.669cm" svg:x="12.735cm" svg:y="10.568cm">
          <text:p text:style-name="P1"><text:span text:style-name="T8">¿Y los brazo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631cm" svg:height="0.596cm" svg:x="11.935cm" svg:y="10.64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" draw:layer="layout" svg:width="17.084cm" svg:height="0.962cm" svg:x="2.646cm" svg:y="1.73cm">
          <draw:text-box>
            <text:p>Compact representation: after <text:span text:style-name="T10">unrolling</text:span> a single bad-choice</text:p>
          </draw:text-box>
        </draw:frame>
        <draw:custom-shape draw:style-name="gr23" draw:text-style-name="P1" draw:layer="layout" svg:width="0.585cm" svg:height="0.611cm" svg:x="16.434cm" svg:y="7.2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3" draw:text-style-name="P1" draw:layer="layout" svg:width="0.585cm" svg:height="0.611cm" svg:x="12.515cm" svg:y="10.55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" draw:layer="layout" svg:width="22.253cm" svg:height="1.787cm" svg:x="2.366cm" svg:y="18.19cm">
          <draw:text-box>
            <text:p><text:span text:style-name="T4">Used to indicate that line is “aliased”, that is,</text:span><text:span text:style-name="T4"><text:line-break/></text:span><text:span text:style-name="T4">exists elsewhere in conversation (possibly due to unrolling); different colors can be used for different aliases</text:span></text:p>
            <text:p><text:span text:style-name="T4">Aliases + Boxes substitute join / fork operations in a graph</text:span></text:p>
          </draw:text-box>
        </draw:frame>
        <draw:custom-shape draw:style-name="gr23" draw:text-style-name="P1" draw:layer="layout" svg:width="0.585cm" svg:height="0.611cm" svg:x="1.957cm" svg:y="18.21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0" draw:text-style-name="P1" draw:layer="layout" svg:width="0.585cm" svg:height="0.611cm" svg:x="12.39cm" svg:y="7.3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0" draw:text-style-name="P1" draw:layer="layout" svg:width="0.585cm" svg:height="0.611cm" svg:x="12.428cm" svg:y="4.1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5" draw:layer="layout" svg:width="3.577cm" svg:height="0.669cm" svg:x="12.728cm" svg:y="7.275cm">
          <text:p text:style-name="P1"><text:span text:style-name="T8">Donde me debo colocar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0.661cm" svg:height="0.349cm" svg:x="15.889cm" svg:y="6.429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23.698cm" svg:y="6.484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19.747cm" svg:y="9.736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23.789cm" svg:y="9.773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23.716cm" svg:y="13.117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19.729cm" svg:y="13.117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19.729cm" svg:y="16.443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0.661cm" svg:height="0.349cm" svg:x="23.698cm" svg:y="16.443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 564 567 567-567-567-564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nuel Freire</meta:initial-creator>
    <meta:creation-date>2012-03-19T00:47:24</meta:creation-date>
    <dc:date>2012-03-29T18:19:20</dc:date>
    <dc:creator>Manuel Freire</dc:creator>
    <meta:editing-duration>PT2H27M10S</meta:editing-duration>
    <meta:editing-cycles>9</meta:editing-cycles>
    <meta:generator>LibreOffice/3.5$Linux_X86_64 LibreOffice_project/350m1$Build-102</meta:generator>
    <meta:document-statistic meta:object-count="301"/>
  </office:meta>
</office:document-meta>
</file>